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82cm" table:align="left" style:writing-mode="lr-tb"/>
    </style:style>
    <style:style style:name="Table1.A" style:family="table-column">
      <style:table-column-properties style:column-width="16.28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" style:family="table">
      <style:table-properties style:width="16.282cm" table:align="left" style:writing-mode="lr-tb"/>
    </style:style>
    <style:style style:name="Table2.A" style:family="table-column">
      <style:table-column-properties style:column-width="16.28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" style:family="table">
      <style:table-properties style:width="16.282cm" table:align="left" style:writing-mode="lr-tb"/>
    </style:style>
    <style:style style:name="Table3.A" style:family="table-column">
      <style:table-column-properties style:column-width="16.2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" style:family="table">
      <style:table-properties style:width="16.282cm" table:align="left" style:writing-mode="lr-tb"/>
    </style:style>
    <style:style style:name="Table4.A" style:family="table-column">
      <style:table-column-properties style:column-width="16.28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" style:family="table">
      <style:table-properties style:width="16.282cm" table:align="left" style:writing-mode="lr-tb"/>
    </style:style>
    <style:style style:name="Table5.A" style:family="table-column">
      <style:table-column-properties style:column-width="16.2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" style:family="table">
      <style:table-properties style:width="16.282cm" table:align="left" style:writing-mode="lr-tb"/>
    </style:style>
    <style:style style:name="Table6.A" style:family="table-column">
      <style:table-column-properties style:column-width="16.28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7" style:family="table">
      <style:table-properties style:width="16.282cm" table:align="left" style:writing-mode="lr-tb"/>
    </style:style>
    <style:style style:name="Table7.A" style:family="table-column">
      <style:table-column-properties style:column-width="16.28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8" style:family="table">
      <style:table-properties style:width="16.282cm" table:align="left" style:writing-mode="lr-tb"/>
    </style:style>
    <style:style style:name="Table8.A" style:family="table-column">
      <style:table-column-properties style:column-width="16.28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9" style:family="table">
      <style:table-properties style:width="16.282cm" table:align="left" style:writing-mode="lr-tb"/>
    </style:style>
    <style:style style:name="Table9.A" style:family="table-column">
      <style:table-column-properties style:column-width="16.28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0" style:family="table">
      <style:table-properties style:width="16.282cm" table:align="left" style:writing-mode="lr-tb"/>
    </style:style>
    <style:style style:name="Table10.A" style:family="table-column">
      <style:table-column-properties style:column-width="16.28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1" style:family="table">
      <style:table-properties style:width="16.282cm" table:align="left" style:writing-mode="lr-tb"/>
    </style:style>
    <style:style style:name="Table11.A" style:family="table-column">
      <style:table-column-properties style:column-width="16.2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2" style:family="table">
      <style:table-properties style:width="16.282cm" table:align="left" style:writing-mode="lr-tb"/>
    </style:style>
    <style:style style:name="Table12.A" style:family="table-column">
      <style:table-column-properties style:column-width="16.28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3" style:family="table">
      <style:table-properties style:width="16.282cm" table:align="left" style:writing-mode="lr-tb"/>
    </style:style>
    <style:style style:name="Table13.A" style:family="table-column">
      <style:table-column-properties style:column-width="16.28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4" style:family="table">
      <style:table-properties style:width="16.282cm" table:align="left" style:writing-mode="lr-tb"/>
    </style:style>
    <style:style style:name="Table14.A" style:family="table-column">
      <style:table-column-properties style:column-width="16.28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5" style:family="table">
      <style:table-properties style:width="16.282cm" table:align="left" style:writing-mode="lr-tb"/>
    </style:style>
    <style:style style:name="Table15.A" style:family="table-column">
      <style:table-column-properties style:column-width="16.282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6" style:family="table">
      <style:table-properties style:width="16.282cm" table:align="left" style:writing-mode="lr-tb"/>
    </style:style>
    <style:style style:name="Table16.A" style:family="table-column">
      <style:table-column-properties style:column-width="16.28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7" style:family="table">
      <style:table-properties style:width="16.282cm" table:align="left" style:writing-mode="lr-tb"/>
    </style:style>
    <style:style style:name="Table17.A" style:family="table-column">
      <style:table-column-properties style:column-width="16.282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8" style:family="table">
      <style:table-properties style:width="16.282cm" table:align="left" style:writing-mode="lr-tb"/>
    </style:style>
    <style:style style:name="Table18.A" style:family="table-column">
      <style:table-column-properties style:column-width="16.282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9" style:family="table">
      <style:table-properties style:width="16.282cm" table:align="left" style:writing-mode="lr-tb"/>
    </style:style>
    <style:style style:name="Table19.A" style:family="table-column">
      <style:table-column-properties style:column-width="16.28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0" style:family="table">
      <style:table-properties style:width="16.282cm" table:align="left" style:writing-mode="lr-tb"/>
    </style:style>
    <style:style style:name="Table20.A" style:family="table-column">
      <style:table-column-properties style:column-width="16.282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1" style:family="table">
      <style:table-properties style:width="16.282cm" table:align="left" style:writing-mode="lr-tb"/>
    </style:style>
    <style:style style:name="Table21.A" style:family="table-column">
      <style:table-column-properties style:column-width="16.282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2" style:family="table">
      <style:table-properties style:width="16.282cm" table:align="left" style:writing-mode="lr-tb"/>
    </style:style>
    <style:style style:name="Table22.A" style:family="table-column">
      <style:table-column-properties style:column-width="16.282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3" style:family="table">
      <style:table-properties style:width="16.282cm" table:align="left" style:writing-mode="lr-tb"/>
    </style:style>
    <style:style style:name="Table23.A" style:family="table-column">
      <style:table-column-properties style:column-width="16.282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4" style:family="table">
      <style:table-properties style:width="16.282cm" table:align="left" style:writing-mode="lr-tb"/>
    </style:style>
    <style:style style:name="Table24.A" style:family="table-column">
      <style:table-column-properties style:column-width="16.282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5" style:family="table">
      <style:table-properties style:width="16.282cm" table:align="left" style:writing-mode="lr-tb"/>
    </style:style>
    <style:style style:name="Table25.A" style:family="table-column">
      <style:table-column-properties style:column-width="16.282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6" style:family="table">
      <style:table-properties style:width="16.282cm" table:align="left" style:writing-mode="lr-tb"/>
    </style:style>
    <style:style style:name="Table26.A" style:family="table-column">
      <style:table-column-properties style:column-width="16.282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7" style:family="table">
      <style:table-properties style:width="16.282cm" table:align="left" style:writing-mode="lr-tb"/>
    </style:style>
    <style:style style:name="Table27.A" style:family="table-column">
      <style:table-column-properties style:column-width="16.282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8" style:family="table">
      <style:table-properties style:width="16.282cm" table:align="left" style:writing-mode="lr-tb"/>
    </style:style>
    <style:style style:name="Table28.A" style:family="table-column">
      <style:table-column-properties style:column-width="16.282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9" style:family="table">
      <style:table-properties style:width="16.282cm" table:align="left" style:writing-mode="lr-tb"/>
    </style:style>
    <style:style style:name="Table29.A" style:family="table-column">
      <style:table-column-properties style:column-width="16.28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0" style:family="table">
      <style:table-properties style:width="16.282cm" table:align="left" style:writing-mode="lr-tb"/>
    </style:style>
    <style:style style:name="Table30.A" style:family="table-column">
      <style:table-column-properties style:column-width="16.282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1" style:family="table">
      <style:table-properties style:width="16.282cm" table:align="left" style:writing-mode="lr-tb"/>
    </style:style>
    <style:style style:name="Table31.A" style:family="table-column">
      <style:table-column-properties style:column-width="16.282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2" style:family="table">
      <style:table-properties style:width="16.282cm" table:align="left" style:writing-mode="lr-tb"/>
    </style:style>
    <style:style style:name="Table32.A" style:family="table-column">
      <style:table-column-properties style:column-width="16.282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3" style:family="table">
      <style:table-properties style:width="16.282cm" table:align="left" style:writing-mode="lr-tb"/>
    </style:style>
    <style:style style:name="Table33.A" style:family="table-column">
      <style:table-column-properties style:column-width="16.282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4" style:family="table">
      <style:table-properties style:width="16.282cm" table:align="left" style:writing-mode="lr-tb"/>
    </style:style>
    <style:style style:name="Table34.A" style:family="table-column">
      <style:table-column-properties style:column-width="16.282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5" style:family="table">
      <style:table-properties style:width="16.282cm" table:align="left" style:writing-mode="lr-tb"/>
    </style:style>
    <style:style style:name="Table35.A" style:family="table-column">
      <style:table-column-properties style:column-width="16.282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6" style:family="table">
      <style:table-properties style:width="16.282cm" table:align="left" style:writing-mode="lr-tb"/>
    </style:style>
    <style:style style:name="Table36.A" style:family="table-column">
      <style:table-column-properties style:column-width="16.282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7" style:family="table">
      <style:table-properties style:width="16.282cm" table:align="left" style:writing-mode="lr-tb"/>
    </style:style>
    <style:style style:name="Table37.A" style:family="table-column">
      <style:table-column-properties style:column-width="16.282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8" style:family="table">
      <style:table-properties style:width="16.282cm" table:align="left" style:writing-mode="lr-tb"/>
    </style:style>
    <style:style style:name="Table38.A" style:family="table-column">
      <style:table-column-properties style:column-width="16.282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9" style:family="table">
      <style:table-properties style:width="16.282cm" table:align="left" style:writing-mode="lr-tb"/>
    </style:style>
    <style:style style:name="Table39.A" style:family="table-column">
      <style:table-column-properties style:column-width="16.282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0" style:family="table">
      <style:table-properties style:width="16.282cm" table:align="left" style:writing-mode="lr-tb"/>
    </style:style>
    <style:style style:name="Table40.A" style:family="table-column">
      <style:table-column-properties style:column-width="16.282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1" style:family="table">
      <style:table-properties style:width="16.282cm" table:align="left" style:writing-mode="lr-tb"/>
    </style:style>
    <style:style style:name="Table41.A" style:family="table-column">
      <style:table-column-properties style:column-width="16.282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2" style:family="table">
      <style:table-properties style:width="16.282cm" table:align="left" style:writing-mode="lr-tb"/>
    </style:style>
    <style:style style:name="Table42.A" style:family="table-column">
      <style:table-column-properties style:column-width="16.282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3" style:family="table">
      <style:table-properties style:width="16.282cm" table:align="left" style:writing-mode="lr-tb"/>
    </style:style>
    <style:style style:name="Table43.A" style:family="table-column">
      <style:table-column-properties style:column-width="16.28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4" style:family="table">
      <style:table-properties style:width="16.282cm" table:align="left" style:writing-mode="lr-tb"/>
    </style:style>
    <style:style style:name="Table44.A" style:family="table-column">
      <style:table-column-properties style:column-width="16.282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5" style:family="table">
      <style:table-properties style:width="16.282cm" table:align="left" style:writing-mode="lr-tb"/>
    </style:style>
    <style:style style:name="Table45.A" style:family="table-column">
      <style:table-column-properties style:column-width="16.282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P1" style:family="paragraph" style:parent-style-name="Heading" style:master-page-name="Standard">
      <style:paragraph-properties style:page-number="auto"/>
      <style:text-properties officeooo:paragraph-rsid="00037eb9"/>
    </style:style>
    <style:style style:name="P2" style:family="paragraph" style:parent-style-name="Heading" style:master-page-name="Standard">
      <style:paragraph-properties style:page-number="auto"/>
      <style:text-properties officeooo:paragraph-rsid="00037eb9"/>
    </style:style>
    <style:style style:name="P3" style:family="paragraph" style:parent-style-name="Heading" style:master-page-name="Standard">
      <style:paragraph-properties style:page-number="auto"/>
      <style:text-properties officeooo:paragraph-rsid="00037eb9"/>
    </style:style>
    <style:style style:name="P4" style:family="paragraph" style:parent-style-name="Heading" style:master-page-name="Standard">
      <style:paragraph-properties style:page-number="auto"/>
      <style:text-properties officeooo:paragraph-rsid="00037eb9"/>
    </style:style>
    <style:style style:name="P5" style:family="paragraph" style:parent-style-name="Heading" style:master-page-name="Standard">
      <style:paragraph-properties style:page-number="auto"/>
      <style:text-properties officeooo:paragraph-rsid="00037eb9"/>
    </style:style>
    <style:style style:name="P6" style:family="paragraph" style:parent-style-name="Heading" style:master-page-name="Standard">
      <style:paragraph-properties style:page-number="auto"/>
      <style:text-properties officeooo:paragraph-rsid="00037eb9"/>
    </style:style>
    <style:style style:name="P7" style:family="paragraph" style:parent-style-name="Heading" style:master-page-name="Standard">
      <style:paragraph-properties style:page-number="auto"/>
      <style:text-properties officeooo:paragraph-rsid="00037eb9"/>
    </style:style>
    <style:style style:name="P8" style:family="paragraph" style:parent-style-name="Heading" style:master-page-name="Standard">
      <style:paragraph-properties style:page-number="auto"/>
      <style:text-properties officeooo:paragraph-rsid="00037eb9"/>
    </style:style>
    <style:style style:name="P9" style:family="paragraph" style:parent-style-name="Heading" style:master-page-name="Standard">
      <style:paragraph-properties style:page-number="auto"/>
      <style:text-properties officeooo:paragraph-rsid="00037eb9"/>
    </style:style>
    <style:style style:name="P10" style:family="paragraph" style:parent-style-name="Heading" style:master-page-name="Standard">
      <style:paragraph-properties style:page-number="auto"/>
      <style:text-properties officeooo:paragraph-rsid="00037eb9"/>
    </style:style>
    <style:style style:name="P11" style:family="paragraph" style:parent-style-name="Heading" style:master-page-name="Standard">
      <style:paragraph-properties style:page-number="auto"/>
      <style:text-properties officeooo:paragraph-rsid="00037eb9"/>
    </style:style>
    <style:style style:name="P12" style:family="paragraph" style:parent-style-name="Heading" style:master-page-name="Standard">
      <style:paragraph-properties style:page-number="auto"/>
      <style:text-properties officeooo:paragraph-rsid="00037eb9"/>
    </style:style>
    <style:style style:name="P13" style:family="paragraph" style:parent-style-name="Heading" style:master-page-name="Standard">
      <style:paragraph-properties style:page-number="auto"/>
      <style:text-properties officeooo:paragraph-rsid="001391a0"/>
    </style:style>
    <style:style style:name="P14" style:family="paragraph" style:parent-style-name="Heading" style:master-page-name="Standard">
      <style:paragraph-properties style:page-number="auto"/>
      <style:text-properties officeooo:paragraph-rsid="001391a0"/>
    </style:style>
    <style:style style:name="P15" style:family="paragraph" style:parent-style-name="Heading" style:master-page-name="Standard">
      <style:paragraph-properties style:page-number="auto"/>
      <style:text-properties officeooo:paragraph-rsid="00149743"/>
    </style:style>
    <style:style style:name="P16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2pt" fo:letter-spacing="-0.004cm" fo:font-weight="bold" officeooo:paragraph-rsid="00037eb9" style:font-size-asian="12pt" style:font-weight-asian="bold" style:font-name-complex="Arial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2pt" fo:letter-spacing="-0.004cm" fo:font-weight="bold" officeooo:paragraph-rsid="00037eb9" style:font-size-asian="12pt" style:font-weight-asian="bold" style:font-name-complex="Arial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2pt" fo:letter-spacing="-0.004cm" fo:font-weight="bold" officeooo:paragraph-rsid="001391a0" style:font-size-asian="12pt" style:font-weight-asian="bold" style:font-name-complex="Arial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2pt" fo:letter-spacing="-0.004cm" fo:font-weight="bold" officeooo:paragraph-rsid="00149743" style:font-size-asian="12pt" style:font-weight-asian="bold" style:font-name-complex="Arial" fo:hyphenate="fals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2pt" fo:letter-spacing="-0.004cm" fo:font-weight="bold" officeooo:paragraph-rsid="001391a0" style:font-size-asian="12pt" style:font-weight-asian="bold" style:font-name-complex="Arial" fo:hyphenate="false" fo:hyphenation-remain-char-count="2" fo:hyphenation-push-char-count="2"/>
    </style:style>
    <style:style style:name="P21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2pt" fo:letter-spacing="-0.004cm" fo:font-weight="bold" officeooo:paragraph-rsid="00149743" style:font-size-asian="12pt" style:font-weight-asian="bold" style:font-name-complex="Arial"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fo:font-weight="bold" officeooo:paragraph-rsid="00037eb9" style:font-size-asian="10.5pt" style:font-weight-asian="bold" style:font-name-complex="Arial" fo:hyphenate="fals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0.5pt" fo:letter-spacing="-0.004cm" fo:font-weight="bold" officeooo:paragraph-rsid="00037eb9" style:font-size-asian="10.5pt" style:font-weight-asian="bold" style:font-name-complex="Arial" fo:hyphenate="fals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0.5pt" fo:letter-spacing="-0.004cm" fo:font-weight="bold" officeooo:paragraph-rsid="00037eb9" style:font-size-asian="10.5pt" style:font-weight-asian="bold" style:font-name-complex="Arial" fo:hyphenate="fals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fo:font-weight="bold" officeooo:paragraph-rsid="001391a0" style:font-size-asian="10.5pt" style:font-weight-asian="bold" style:font-name-complex="Arial" fo:hyphenate="fals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fo:font-weight="bold" officeooo:paragraph-rsid="00149743" style:font-size-asian="10.5pt" style:font-weight-asian="bold" style:font-name-complex="Arial" fo:hyphenate="fals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0.5pt" fo:letter-spacing="-0.004cm" fo:font-weight="bold" officeooo:paragraph-rsid="001391a0" style:font-size-asian="10.5pt" style:font-weight-asian="bold" style:font-name-complex="Arial" fo:hyphenate="fals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0.5pt" fo:letter-spacing="-0.004cm" fo:font-weight="bold" officeooo:paragraph-rsid="00149743" style:font-size-asian="10.5pt" style:font-weight-asian="bold" style:font-name-complex="Arial" fo:hyphenate="false" fo:hyphenation-remain-char-count="2" fo:hyphenation-push-char-count="2"/>
    </style:style>
    <style:style style:name="P29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0.5pt" fo:letter-spacing="-0.004cm" fo:font-weight="bold" officeooo:paragraph-rsid="001391a0" style:font-size-asian="10.5pt" style:font-weight-asian="bold" style:font-name-complex="Arial" fo:hyphenate="fals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0.5pt" fo:letter-spacing="-0.004cm" fo:font-weight="bold" officeooo:paragraph-rsid="00149743" style:font-size-asian="10.5pt" style:font-weight-asian="bold" style:font-name-complex="Arial" fo:hyphenate="false" fo:hyphenation-remain-char-count="2" fo:hyphenation-push-char-count="2"/>
    </style:style>
    <style:style style:name="P31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style:text-underline-style="solid" style:text-underline-width="auto" style:text-underline-color="font-color" fo:font-weight="bold" officeooo:paragraph-rsid="00037eb9" style:font-size-asian="10.5pt" style:font-weight-asian="bold" style:font-name-complex="Arial" fo:hyphenate="false" fo:hyphenation-remain-char-count="2" fo:hyphenation-push-char-count="2"/>
    </style:style>
    <style:style style:name="P32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style:text-underline-style="solid" style:text-underline-width="auto" style:text-underline-color="font-color" fo:font-weight="bold" officeooo:paragraph-rsid="001391a0" style:font-size-asian="10.5pt" style:font-weight-asian="bold" style:font-name-complex="Arial" fo:hyphenate="false" fo:hyphenation-remain-char-count="2" fo:hyphenation-push-char-count="2"/>
    </style:style>
    <style:style style:name="P33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style:text-underline-style="solid" style:text-underline-width="auto" style:text-underline-color="font-color" fo:font-weight="bold" officeooo:paragraph-rsid="00149743" style:font-size-asian="10.5pt" style:font-weight-asian="bold" style:font-name-complex="Arial" fo:hyphenate="false" fo:hyphenation-remain-char-count="2" fo:hyphenation-push-char-count="2"/>
    </style:style>
    <style:style style:name="P34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037eb9" style:font-size-asian="10.5pt" style:font-name-complex="Arial" fo:hyphenate="false" fo:hyphenation-remain-char-count="2" fo:hyphenation-push-char-count="2"/>
    </style:style>
    <style:style style:name="P35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037eb9" style:font-size-asian="10.5pt" style:font-name-complex="Arial" fo:hyphenate="false" fo:hyphenation-remain-char-count="2" fo:hyphenation-push-char-count="2"/>
    </style:style>
    <style:style style:name="P36" style:family="paragraph" style:parent-style-name="Standard" style:list-style-name="L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037eb9" style:font-size-asian="10.5pt" style:font-name-complex="Arial" fo:hyphenate="false" fo:hyphenation-remain-char-count="2" fo:hyphenation-push-char-count="2"/>
    </style:style>
    <style:style style:name="P37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37eb9" officeooo:paragraph-rsid="00037eb9" style:font-size-asian="10.5pt" style:font-name-complex="Arial" fo:hyphenate="false" fo:hyphenation-remain-char-count="2" fo:hyphenation-push-char-count="2"/>
    </style:style>
    <style:style style:name="P38" style:family="paragraph" style:parent-style-name="Standard" style:list-style-name="L1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37eb9" officeooo:paragraph-rsid="00037eb9" style:font-size-asian="10.5pt" style:font-name-complex="Arial" fo:hyphenate="false" fo:hyphenation-remain-char-count="2" fo:hyphenation-push-char-count="2"/>
    </style:style>
    <style:style style:name="P39" style:family="paragraph" style:parent-style-name="Standard" style:list-style-name="L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37eb9" officeooo:paragraph-rsid="00037eb9" style:font-size-asian="10.5pt" style:font-name-complex="Arial" fo:hyphenate="false" fo:hyphenation-remain-char-count="2" fo:hyphenation-push-char-count="2"/>
    </style:style>
    <style:style style:name="P40" style:family="paragraph" style:parent-style-name="Standard" style:list-style-name="L3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37eb9" officeooo:paragraph-rsid="00037eb9" style:font-size-asian="10.5pt" style:font-name-complex="Arial" fo:hyphenate="false" fo:hyphenation-remain-char-count="2" fo:hyphenation-push-char-count="2"/>
    </style:style>
    <style:style style:name="P41" style:family="paragraph" style:parent-style-name="Standard" style:list-style-name="L7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46ab" officeooo:paragraph-rsid="000546ab" style:font-size-asian="10.5pt" style:font-name-complex="Arial" fo:hyphenate="false" fo:hyphenation-remain-char-count="2" fo:hyphenation-push-char-count="2"/>
    </style:style>
    <style:style style:name="P42" style:family="paragraph" style:parent-style-name="Standard" style:list-style-name="L9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8ded" officeooo:paragraph-rsid="00058ded" style:font-size-asian="10.5pt" style:font-name-complex="Arial" fo:hyphenate="false" fo:hyphenation-remain-char-count="2" fo:hyphenation-push-char-count="2"/>
    </style:style>
    <style:style style:name="P43" style:family="paragraph" style:parent-style-name="Standard" style:list-style-name="L1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e12c" officeooo:paragraph-rsid="0005e12c" style:font-size-asian="10.5pt" style:font-name-complex="Arial" fo:hyphenate="false" fo:hyphenation-remain-char-count="2" fo:hyphenation-push-char-count="2"/>
    </style:style>
    <style:style style:name="P44" style:family="paragraph" style:parent-style-name="Standard" style:list-style-name="L12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e12c" officeooo:paragraph-rsid="0005e12c" style:font-size-asian="10.5pt" style:font-name-complex="Arial" fo:hyphenate="false" fo:hyphenation-remain-char-count="2" fo:hyphenation-push-char-count="2"/>
    </style:style>
    <style:style style:name="P45" style:family="paragraph" style:parent-style-name="Standard" style:list-style-name="L1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7b377" officeooo:paragraph-rsid="0007b377" style:font-size-asian="10.5pt" style:font-name-complex="Arial" fo:hyphenate="false" fo:hyphenation-remain-char-count="2" fo:hyphenation-push-char-count="2"/>
    </style:style>
    <style:style style:name="P46" style:family="paragraph" style:parent-style-name="Standard" style:list-style-name="L16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8f40f" officeooo:paragraph-rsid="0008f40f" style:font-size-asian="10.5pt" style:font-name-complex="Arial" fo:hyphenate="false" fo:hyphenation-remain-char-count="2" fo:hyphenation-push-char-count="2"/>
    </style:style>
    <style:style style:name="P47" style:family="paragraph" style:parent-style-name="Standard" style:list-style-name="L18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adcc5" officeooo:paragraph-rsid="000adcc5" style:font-size-asian="10.5pt" style:font-name-complex="Arial" fo:hyphenate="false" fo:hyphenation-remain-char-count="2" fo:hyphenation-push-char-count="2"/>
    </style:style>
    <style:style style:name="P48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037eb9" style:font-size-asian="10.5pt" style:font-name-complex="Arial" fo:hyphenate="false" fo:hyphenation-remain-char-count="2" fo:hyphenation-push-char-count="2"/>
    </style:style>
    <style:style style:name="P49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391a0" style:font-size-asian="10.5pt" style:font-name-complex="Arial" fo:hyphenate="false" fo:hyphenation-remain-char-count="2" fo:hyphenation-push-char-count="2"/>
    </style:style>
    <style:style style:name="P50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49743" style:font-size-asian="10.5pt" style:font-name-complex="Arial" fo:hyphenate="false" fo:hyphenation-remain-char-count="2" fo:hyphenation-push-char-count="2"/>
    </style:style>
    <style:style style:name="P51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391a0" style:font-size-asian="10.5pt" style:font-name-complex="Arial" fo:hyphenate="false" fo:hyphenation-remain-char-count="2" fo:hyphenation-push-char-count="2"/>
    </style:style>
    <style:style style:name="P52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49743" style:font-size-asian="10.5pt" style:font-name-complex="Arial" fo:hyphenate="false" fo:hyphenation-remain-char-count="2" fo:hyphenation-push-char-count="2"/>
    </style:style>
    <style:style style:name="P53" style:family="paragraph" style:parent-style-name="Standard" style:list-style-name="L2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b61c3" officeooo:paragraph-rsid="000b61c3" style:font-size-asian="10.5pt" style:font-name-complex="Arial" fo:hyphenate="false" fo:hyphenation-remain-char-count="2" fo:hyphenation-push-char-count="2"/>
    </style:style>
    <style:style style:name="P54" style:family="paragraph" style:parent-style-name="Standard" style:list-style-name="L30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e4959" officeooo:paragraph-rsid="000e4959" style:font-size-asian="10.5pt" style:font-name-complex="Arial" fo:hyphenate="false" fo:hyphenation-remain-char-count="2" fo:hyphenation-push-char-count="2"/>
    </style:style>
    <style:style style:name="P55" style:family="paragraph" style:parent-style-name="Standard" style:list-style-name="L22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ee86a" officeooo:paragraph-rsid="000ee86a" style:font-size-asian="10.5pt" style:font-name-complex="Arial" fo:hyphenate="false" fo:hyphenation-remain-char-count="2" fo:hyphenation-push-char-count="2"/>
    </style:style>
    <style:style style:name="P56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108e58" officeooo:paragraph-rsid="001391a0" style:font-size-asian="10.5pt" style:font-name-complex="Arial" fo:hyphenate="false" fo:hyphenation-remain-char-count="2" fo:hyphenation-push-char-count="2"/>
    </style:style>
    <style:style style:name="P57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1391a0" officeooo:paragraph-rsid="001391a0" style:font-size-asian="10.5pt" style:font-name-complex="Arial" fo:hyphenate="false" fo:hyphenation-remain-char-count="2" fo:hyphenation-push-char-count="2"/>
    </style:style>
    <style:style style:name="P58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149743" officeooo:paragraph-rsid="00149743" style:font-size-asian="10.5pt" style:font-name-complex="Arial" fo:hyphenate="false" fo:hyphenation-remain-char-count="2" fo:hyphenation-push-char-count="2"/>
    </style:style>
    <style:style style:name="P59" style:family="paragraph" style:parent-style-name="Standard">
      <style:text-properties style:font-name="Arial" officeooo:paragraph-rsid="00149743" style:font-name-complex="Arial"/>
    </style:style>
    <style:style style:name="P60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fo:font-weight="bold" officeooo:paragraph-rsid="00037eb9" style:font-size-asian="10.5pt" style:font-weight-asian="bold" style:font-name-complex="Arial" fo:hyphenate="false" fo:hyphenation-remain-char-count="2" fo:hyphenation-push-char-count="2"/>
    </style:style>
    <style:style style:name="P61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fo:font-weight="bold" officeooo:paragraph-rsid="001391a0" style:font-size-asian="10.5pt" style:font-weight-asian="bold" style:font-name-complex="Arial" fo:hyphenate="false" fo:hyphenation-remain-char-count="2" fo:hyphenation-push-char-count="2"/>
    </style:style>
    <style:style style:name="P62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fo:font-weight="bold" officeooo:paragraph-rsid="00149743" style:font-size-asian="10.5pt" style:font-weight-asian="bold" style:font-name-complex="Arial" fo:hyphenate="false" fo:hyphenation-remain-char-count="2" fo:hyphenation-push-char-count="2"/>
    </style:style>
    <style:style style:name="P63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weight="bold" officeooo:paragraph-rsid="00037eb9" style:font-weight-asian="bold" style:font-weight-complex="bold" fo:hyphenate="false" fo:hyphenation-remain-char-count="2" fo:hyphenation-push-char-count="2"/>
    </style:style>
    <style:style style:name="P64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weight="bold" officeooo:paragraph-rsid="001391a0" style:font-weight-asian="bold" style:font-weight-complex="bold" fo:hyphenate="false" fo:hyphenation-remain-char-count="2" fo:hyphenation-push-char-count="2"/>
    </style:style>
    <style:style style:name="P65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weight="bold" officeooo:paragraph-rsid="00149743" style:font-weight-asian="bold" style:font-weight-complex="bold" fo:hyphenate="false" fo:hyphenation-remain-char-count="2" fo:hyphenation-push-char-count="2"/>
    </style:style>
    <style:style style:name="P66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037eb9" style:font-size-asian="10.5pt" style:font-name-complex="Arial" fo:hyphenate="false" fo:hyphenation-remain-char-count="2" fo:hyphenation-push-char-count="2"/>
    </style:style>
    <style:style style:name="P67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037eb9" style:font-size-asian="10.5pt" style:font-name-complex="Arial" fo:hyphenate="false" fo:hyphenation-remain-char-count="2" fo:hyphenation-push-char-count="2"/>
    </style:style>
    <style:style style:name="P68" style:family="paragraph" style:parent-style-name="Standard" style:list-style-name="L2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37eb9" officeooo:paragraph-rsid="00037eb9" style:font-size-asian="10.5pt" style:font-name-complex="Arial" fo:hyphenate="false" fo:hyphenation-remain-char-count="2" fo:hyphenation-push-char-count="2"/>
    </style:style>
    <style:style style:name="P69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37eb9" officeooo:paragraph-rsid="00037eb9" style:font-size-asian="10.5pt" style:font-name-complex="Arial" fo:hyphenate="false" fo:hyphenation-remain-char-count="2" fo:hyphenation-push-char-count="2"/>
    </style:style>
    <style:style style:name="P70" style:family="paragraph" style:parent-style-name="Standard" style:list-style-name="L5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37eb9" officeooo:paragraph-rsid="00037eb9" style:font-size-asian="10.5pt" style:font-name-complex="Arial" fo:hyphenate="false" fo:hyphenation-remain-char-count="2" fo:hyphenation-push-char-count="2"/>
    </style:style>
    <style:style style:name="P71" style:family="paragraph" style:parent-style-name="Standard" style:list-style-name="L6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46ab" officeooo:paragraph-rsid="000546ab" style:font-size-asian="10.5pt" style:font-name-complex="Arial" fo:hyphenate="false" fo:hyphenation-remain-char-count="2" fo:hyphenation-push-char-count="2"/>
    </style:style>
    <style:style style:name="P72" style:family="paragraph" style:parent-style-name="Standard" style:list-style-name="L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8ded" officeooo:paragraph-rsid="00058ded" style:font-size-asian="10.5pt" style:font-name-complex="Arial" fo:hyphenate="false" fo:hyphenation-remain-char-count="2" fo:hyphenation-push-char-count="2"/>
    </style:style>
    <style:style style:name="P73" style:family="paragraph" style:parent-style-name="Standard" style:list-style-name="L10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e12c" officeooo:paragraph-rsid="0005e12c" style:font-size-asian="10.5pt" style:font-name-complex="Arial" fo:hyphenate="false" fo:hyphenation-remain-char-count="2" fo:hyphenation-push-char-count="2"/>
    </style:style>
    <style:style style:name="P74" style:family="paragraph" style:parent-style-name="Standard" style:list-style-name="L13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5e12c" officeooo:paragraph-rsid="0005e12c" style:font-size-asian="10.5pt" style:font-name-complex="Arial" fo:hyphenate="false" fo:hyphenation-remain-char-count="2" fo:hyphenation-push-char-count="2"/>
    </style:style>
    <style:style style:name="P75" style:family="paragraph" style:parent-style-name="Standard" style:list-style-name="L17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08f40f" style:font-size-asian="10.5pt" style:font-name-complex="Arial" fo:hyphenate="false" fo:hyphenation-remain-char-count="2" fo:hyphenation-push-char-count="2"/>
    </style:style>
    <style:style style:name="P76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391a0" style:font-size-asian="10.5pt" style:font-name-complex="Arial" fo:hyphenate="false" fo:hyphenation-remain-char-count="2" fo:hyphenation-push-char-count="2"/>
    </style:style>
    <style:style style:name="P77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49743" style:font-size-asian="10.5pt" style:font-name-complex="Arial" fo:hyphenate="false" fo:hyphenation-remain-char-count="2" fo:hyphenation-push-char-count="2"/>
    </style:style>
    <style:style style:name="P78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391a0" style:font-size-asian="10.5pt" style:font-name-complex="Arial" fo:hyphenate="false" fo:hyphenation-remain-char-count="2" fo:hyphenation-push-char-count="2"/>
    </style:style>
    <style:style style:name="P79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paragraph-rsid="00149743" style:font-size-asian="10.5pt" style:font-name-complex="Arial" fo:hyphenate="false" fo:hyphenation-remain-char-count="2" fo:hyphenation-push-char-count="2"/>
    </style:style>
    <style:style style:name="P80" style:family="paragraph" style:parent-style-name="Standard" style:list-style-name="L14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7b377" officeooo:paragraph-rsid="0007b377" style:font-size-asian="10.5pt" style:font-name-complex="Arial" fo:hyphenate="false" fo:hyphenation-remain-char-count="2" fo:hyphenation-push-char-count="2"/>
    </style:style>
    <style:style style:name="P81" style:family="paragraph" style:parent-style-name="Standard" style:list-style-name="L19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adcc5" officeooo:paragraph-rsid="000adcc5" style:font-size-asian="10.5pt" style:font-name-complex="Arial" fo:hyphenate="false" fo:hyphenation-remain-char-count="2" fo:hyphenation-push-char-count="2"/>
    </style:style>
    <style:style style:name="P82" style:family="paragraph" style:parent-style-name="Standard" style:list-style-name="L20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b61c3" officeooo:paragraph-rsid="000b61c3" style:font-size-asian="10.5pt" style:font-name-complex="Arial" fo:hyphenate="false" fo:hyphenation-remain-char-count="2" fo:hyphenation-push-char-count="2"/>
    </style:style>
    <style:style style:name="P83" style:family="paragraph" style:parent-style-name="Standard" style:list-style-name="L29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e4959" officeooo:paragraph-rsid="000e4959" style:font-size-asian="10.5pt" style:font-name-complex="Arial" fo:hyphenate="false" fo:hyphenation-remain-char-count="2" fo:hyphenation-push-char-count="2"/>
    </style:style>
    <style:style style:name="P84" style:family="paragraph" style:parent-style-name="Standard" style:list-style-name="L23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0ee86a" officeooo:paragraph-rsid="000ee86a" style:font-size-asian="10.5pt" style:font-name-complex="Arial" fo:hyphenate="false" fo:hyphenation-remain-char-count="2" fo:hyphenation-push-char-count="2"/>
    </style:style>
    <style:style style:name="P85" style:family="paragraph" style:parent-style-name="Standard" style:list-style-name="L26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108e58" officeooo:paragraph-rsid="001391a0" style:font-size-asian="10.5pt" style:font-name-complex="Arial" fo:hyphenate="false" fo:hyphenation-remain-char-count="2" fo:hyphenation-push-char-count="2"/>
    </style:style>
    <style:style style:name="P86" style:family="paragraph" style:parent-style-name="Standard" style:list-style-name="L2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108e58" officeooo:paragraph-rsid="00149743" style:font-size-asian="10.5pt" style:font-name-complex="Arial" fo:hyphenate="false" fo:hyphenation-remain-char-count="2" fo:hyphenation-push-char-count="2"/>
    </style:style>
    <style:style style:name="P87" style:family="paragraph" style:parent-style-name="Standard" style:list-style-name="L27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1391a0" officeooo:paragraph-rsid="001391a0" style:font-size-asian="10.5pt" style:font-name-complex="Arial" fo:hyphenate="false" fo:hyphenation-remain-char-count="2" fo:hyphenation-push-char-count="2"/>
    </style:style>
    <style:style style:name="P88" style:family="paragraph" style:parent-style-name="Standard" style:list-style-name="L2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0.5pt" fo:letter-spacing="-0.004cm" officeooo:rsid="00149743" officeooo:paragraph-rsid="00149743" style:font-size-asian="10.5pt" style:font-name-complex="Arial" fo:hyphenate="false" fo:hyphenation-remain-char-count="2" fo:hyphenation-push-char-count="2"/>
    </style:style>
    <style:style style:name="T1" style:family="text">
      <style:text-properties style:font-name="Arial" fo:font-size="12pt" style:font-size-asian="12pt" style:font-name-complex="Arial"/>
    </style:style>
    <style:style style:name="T2" style:family="text">
      <style:text-properties style:font-name="Arial" fo:font-size="10.5pt" fo:letter-spacing="-0.004cm" style:font-size-asian="10.5pt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officeooo:rsid="00037eb9"/>
    </style:style>
    <style:style style:name="T5" style:family="text">
      <style:text-properties fo:font-weight="normal" officeooo:rsid="00037eb9" style:font-weight-asian="normal" style:font-weight-complex="normal"/>
    </style:style>
    <style:style style:name="T6" style:family="text">
      <style:text-properties fo:font-weight="normal" officeooo:rsid="000546ab" style:font-weight-asian="normal" style:font-weight-complex="normal"/>
    </style:style>
    <style:style style:name="T7" style:family="text">
      <style:text-properties fo:font-weight="normal" officeooo:rsid="00058ded" style:font-weight-asian="normal" style:font-weight-complex="normal"/>
    </style:style>
    <style:style style:name="T8" style:family="text">
      <style:text-properties fo:font-weight="normal" officeooo:rsid="0005e12c" style:font-weight-asian="normal" style:font-weight-complex="normal"/>
    </style:style>
    <style:style style:name="T9" style:family="text">
      <style:text-properties fo:font-weight="normal" officeooo:rsid="0007b377" style:font-weight-asian="normal" style:font-weight-complex="normal"/>
    </style:style>
    <style:style style:name="T10" style:family="text">
      <style:text-properties fo:font-weight="normal" officeooo:rsid="0008f40f" style:font-weight-asian="normal" style:font-weight-complex="normal"/>
    </style:style>
    <style:style style:name="T11" style:family="text">
      <style:text-properties fo:font-weight="normal" officeooo:rsid="000adcc5" style:font-weight-asian="normal" style:font-weight-complex="normal"/>
    </style:style>
    <style:style style:name="T12" style:family="text">
      <style:text-properties fo:font-weight="normal" officeooo:rsid="000b61c3" style:font-weight-asian="normal" style:font-weight-complex="normal"/>
    </style:style>
    <style:style style:name="T13" style:family="text">
      <style:text-properties fo:font-weight="normal" officeooo:rsid="000e4959" style:font-weight-asian="normal" style:font-weight-complex="normal"/>
    </style:style>
    <style:style style:name="T14" style:family="text">
      <style:text-properties fo:font-weight="normal" officeooo:rsid="000ee86a" style:font-weight-asian="normal" style:font-weight-complex="normal"/>
    </style:style>
    <style:style style:name="T15" style:family="text">
      <style:text-properties fo:font-weight="normal" officeooo:rsid="00108e58" style:font-weight-asian="normal" style:font-weight-complex="normal"/>
    </style:style>
    <style:style style:name="T16" style:family="text">
      <style:text-properties fo:font-weight="normal" officeooo:rsid="00149743" style:font-weight-asian="normal" style:font-weight-complex="normal"/>
    </style:style>
    <style:style style:name="T17" style:family="text">
      <style:text-properties officeooo:rsid="0008f4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pan text:style-name="T5">15/09/2017</text:span><text:tab/>Last <text:s/>diary date: <text:span text:style-name="T5">N/A</text:span> <text:s/></text:p>
      <text:p text:style-name="P22"/>
      <text:p text:style-name="P60">Objective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7"/>
            <text:list xml:id="list292501716" text:style-name="L1">
              <text:list-item>
                <text:p text:style-name="P38">Complete first draft of IPO.</text:p>
              </text:list-item>
              <text:list-item>
                <text:p text:style-name="P39">Continue reading about Network Intrusion Detection and Two Stage Classifiers</text:p>
              </text:list-item>
              <text:list-item>
                <text:p text:style-name="P36"><text:span text:style-name="T4">Investigate WEKA software.</text:span>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6"/>
            <text:list xml:id="list3600081949" text:style-name="L2">
              <text:list-item>
                <text:p text:style-name="P68">Decided upon language</text:p>
              </text:list-item>
              <text:list-item>
                <text:p text:style-name="P68">Picked several algorithms to implementation</text:p>
              </text:list-item>
              <text:list-item>
                <text:p text:style-name="P68">Read some research papers</text:p>
              </text:list-item>
            </text:list>
            <text:p text:style-name="P69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5">2</text:span><text:span text:style-name="T6">1</text:span><text:span text:style-name="T5">/09/2017</text:span><text:tab/>Last <text:s/>diary date: <text:s/><text:span text:style-name="T5">15/09/2017</text:span></text:p>
      <text:p text:style-name="P22"/>
      <text:p text:style-name="P60">Objective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/>
            <text:list xml:id="list4070105321" text:style-name="L3">
              <text:list-item>
                <text:p text:style-name="P40">Correct issues with IPO</text:p>
              </text:list-item>
              <text:list-item>
                <text:p text:style-name="P40">Continue reading about network intrusion detection and two stage classifiers</text:p>
              </text:list-item>
              <text:list-item>
                <text:p text:style-name="P40">Investigate WEKA software more</text:p>
              </text:list-item>
              <text:list-item>
                <text:p text:style-name="P40">Begin outlining structure of the literature review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6"/>
            <text:list xml:id="list1131619270" text:style-name="L5">
              <text:list-item>
                <text:p text:style-name="P70">Wrote first draft of IPO</text:p>
              </text:list-item>
              <text:list-item>
                <text:p text:style-name="P70">Explored WEKA</text:p>
              </text:list-item>
              <text:list-item>
                <text:p text:style-name="P70">Read research papers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pan text:style-name="T6">28/09/2017</text:span> <text:tab/>Last <text:s/>diary date: <text:s/><text:span text:style-name="T5">2</text:span><text:span text:style-name="T6">1</text:span><text:span text:style-name="T5">/09/2017</text:span></text:p>
      <text:p text:style-name="P22"/>
      <text:p text:style-name="P60">Objective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4"/>
            <text:list xml:id="list2200321861" text:style-name="L7">
              <text:list-item>
                <text:p text:style-name="P41">Continue collecting citations</text:p>
              </text:list-item>
              <text:list-item>
                <text:p text:style-name="P41">Begin writing literature review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6"/>
            <text:list xml:id="list1652962537" text:style-name="L6">
              <text:list-item>
                <text:p text:style-name="P71">Finalized IPO</text:p>
              </text:list-item>
              <text:list-item>
                <text:p text:style-name="P71">Collected more citations to do with intrusion detection and ensemble classifiers.</text:p>
              </text:list-item>
              <text:list-item>
                <text:p text:style-name="P71">Investigated WEKA</text:p>
              </text:list-item>
              <text:list-item>
                <text:p text:style-name="P71">Outlined literature review structure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7">05/10/2017</text:span><text:tab/>Last <text:s/>diary date: <text:span text:style-name="T7">28/09/2017</text:span> </text:p>
      <text:p text:style-name="P22"/>
      <text:p text:style-name="P60">Objective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4"/>
            <text:list xml:id="list1570102559" text:style-name="L9">
              <text:list-item>
                <text:p text:style-name="P42">Continue writing literature review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6"/>
            <text:list xml:id="list1619970072" text:style-name="L8">
              <text:list-item>
                <text:p text:style-name="P72">Collected more citations</text:p>
              </text:list-item>
              <text:list-item>
                <text:p text:style-name="P72">Began writing literature review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7">12/10/2017</text:span><text:tab/>Last <text:s/>diary date: <text:s/><text:span text:style-name="T7">05/10/2017</text:span></text:p>
      <text:p text:style-name="P22"/>
      <text:p text:style-name="P60">Objective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4"/>
            <text:list xml:id="list472954491" text:style-name="L11">
              <text:list-item>
                <text:p text:style-name="P43">Continue writing literature review</text:p>
              </text:list-item>
              <text:list-item>
                <text:p text:style-name="P43">Begin implementing the k-nn algorithm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6"/>
            <text:list xml:id="list2788890622" text:style-name="L10">
              <text:list-item>
                <text:p text:style-name="P73">Made progress on literature review about history of intrusion detection</text:p>
              </text:list-item>
              <text:list-item>
                <text:p text:style-name="P73">Collected references regarding specific algorithms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8">20/10/2017</text:span><text:tab/>Last <text:s/>diary date: <text:s/><text:span text:style-name="T8">12/10/2017</text:span></text:p>
      <text:p text:style-name="P22"/>
      <text:p text:style-name="P60">Objective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4"/>
            <text:list xml:id="list23609182" text:style-name="L12">
              <text:list-item>
                <text:p text:style-name="P44">Go into more detail regarding the negative selection algorithm and neural networks in literature review</text:p>
              </text:list-item>
              <text:list-item>
                <text:p text:style-name="P44">Back up some points made within the literature review 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6"/>
            <text:list xml:id="list3021577339" text:style-name="L13">
              <text:list-item>
                <text:p text:style-name="P74">Began section regarding algorithms within the literature review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9">26/10/2017</text:span><text:tab/>Last <text:s/>diary date: <text:s/><text:span text:style-name="T9">20/10/2017</text:span></text:p>
      <text:p text:style-name="P22"/>
      <text:p text:style-name="P60">Objectives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34"/>
            <text:list xml:id="list3723649035" text:style-name="L15">
              <text:list-item>
                <text:p text:style-name="P45">Add a conclusion to literature review</text:p>
              </text:list-item>
              <text:list-item>
                <text:p text:style-name="P45">Finish search strategy section in literature review</text:p>
              </text:list-item>
              <text:list-item>
                <text:p text:style-name="P45">Begin implementation of k-nn algorithm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6"/>
            <text:list xml:id="list2636726654" text:style-name="L14">
              <text:list-item>
                <text:p text:style-name="P80">Finished literature review section on algorithms</text:p>
              </text:list-item>
              <text:list-item>
                <text:p text:style-name="P80">Added a section in literature review about research contribution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10">02/11/2017</text:span><text:tab/>Last <text:s/>diary date: <text:s/><text:span text:style-name="T10">26/10/2017</text:span></text:p>
      <text:p text:style-name="P22"/>
      <text:p text:style-name="P60">Objectives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34"/>
            <text:list xml:id="list3608685081" text:style-name="L16">
              <text:list-item>
                <text:p text:style-name="P46">Finish first draft of literature review</text:p>
              </text:list-item>
              <text:list-item>
                <text:p text:style-name="P46">Create the outline for the entire dissertation</text:p>
              </text:list-item>
              <text:list-item>
                <text:p text:style-name="P46">Update project schedule Gantt Chart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66"/>
            <text:list xml:id="list375478102" text:style-name="L17">
              <text:list-item>
                <text:p text:style-name="P75"><text:span text:style-name="T17">No progress <text:s/>was made this week as I had two coursework deadlines at the conclusion of the week</text:span>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11">09/11/2017</text:span><text:tab/>Last <text:s/>diary date: <text:s/><text:span text:style-name="T11">02/11/2017</text:span></text:p>
      <text:p text:style-name="P22"/>
      <text:p text:style-name="P60">Objectives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4"/>
            <text:list xml:id="list2481629946" text:style-name="L18">
              <text:list-item>
                <text:p text:style-name="P47">At some point in the future update my literature review using all of the feedback within the interim report this includes</text:p>
                <text:list>
                  <text:list-item>
                    <text:p text:style-name="P47">More up to date references</text:p>
                  </text:list-item>
                  <text:list-item>
                    <text:p text:style-name="P47">Justifications for different algorithms and machine learning in general</text:p>
                  </text:list-item>
                  <text:list-item>
                    <text:p text:style-name="P47">Switching datasets from KDD 99 to a more recent/amended one</text:p>
                  </text:list-item>
                </text:list>
              </text:list-item>
              <text:list-item>
                <text:p text:style-name="P47">Begin work on a k-nn classifier</text:p>
              </text:list-item>
              <text:list-item>
                <text:p text:style-name="P47">General research on python machine learning and GUI libraries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66"/>
            <text:list xml:id="list1371075954" text:style-name="L19">
              <text:list-item>
                <text:p text:style-name="P81">Finished first draft of the literature review</text:p>
              </text:list-item>
              <text:list-item>
                <text:p text:style-name="P81">Updated Gantt Chart to better reflect current project schedule.</text:p>
              </text:list-item>
              <text:list-item>
                <text:p text:style-name="P81">Created outline for dissertation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pan text:style-name="T12">16/11/2017</text:span><text:tab/>Last <text:s/>diary date: <text:s/><text:span text:style-name="T12">09/11/2017</text:span></text:p>
      <text:p text:style-name="P22"/>
      <text:p text:style-name="P60">Objectives: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34"/>
            <text:list xml:id="list2702500924" text:style-name="L21">
              <text:list-item>
                <text:p text:style-name="P53">Improve k-nn classifier by finding alternative to onehot encoding.</text:p>
              </text:list-item>
              <text:list-item>
                <text:p text:style-name="P53">Begin creating the GUI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66"/>
            <text:list xml:id="list257532526" text:style-name="L20">
              <text:list-item>
                <text:p text:style-name="P82">Set up Github repository</text:p>
              </text:list-item>
              <text:list-item>
                <text:p text:style-name="P82">Researched and implemented preparing a dataset for processing</text:p>
              </text:list-item>
              <text:list-item>
                <text:p text:style-name="P82">Implemented a basic k-nn classifier</text:p>
              </text:list-item>
              <text:list-item>
                <text:p text:style-name="P82">Researched different GUI options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pan text:style-name="T13">23/11/2017</text:span><text:tab/>Last <text:s/>diary date: <text:s/><text:span text:style-name="T13">16/11/2017</text:span></text:p>
      <text:p text:style-name="P22"/>
      <text:p text:style-name="P60">Objectives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34"/>
            <text:list xml:id="list3723269583" text:style-name="L30">
              <text:list-item>
                <text:p text:style-name="P54">Continue to attempt to improve knn performance</text:p>
              </text:list-item>
              <text:list-item>
                <text:p text:style-name="P54">Continue work on creating GUI</text:p>
              </text:list-item>
              <text:list-item>
                <text:p text:style-name="P54">Implement multi-layer perceptron classifier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66"/>
            <text:list xml:id="list170571999" text:style-name="L29">
              <text:list-item>
                <text:p text:style-name="P83">Began creating a simple GUI to start learning PyQt</text:p>
              </text:list-item>
              <text:list-item>
                <text:p text:style-name="P83">Began writing simple unit tests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"><text:span text:style-name="T1">EDINBURGH NAPIER UNIVERSITY</text:span></text:p>
      <text:p text:style-name="P16"/>
      <text:p text:style-name="P17">SCHOOL OF COMPUTING</text:p>
      <text:p text:style-name="P16"/>
      <text:p text:style-name="P17">PROJECT <text:s/>DIARY</text:p>
      <text:p text:style-name="P22"/>
      <text:p text:style-name="P23">Student: <text:span text:style-name="T5">Jack Anderson</text:span><text:tab/>Supervisor: <text:span text:style-name="T5">Simon Powers</text:span> </text:p>
      <text:p text:style-name="P31"/>
      <text:p text:style-name="P24">Date: <text:s/><text:span text:style-name="T14">09/01/2018</text:span><text:tab/>Last <text:s/>diary date: <text:s/><text:span text:style-name="T14">23/11/2017</text:span></text:p>
      <text:p text:style-name="P22"/>
      <text:p text:style-name="P60">Objectives: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34"/>
            <text:list xml:id="list2491789145" text:style-name="L22">
              <text:list-item>
                <text:p text:style-name="P55">Implement a multi-layer perceptron classifier</text:p>
              </text:list-item>
              <text:list-item>
                <text:p text:style-name="P55">Continue creation of a GUI</text:p>
              </text:list-item>
            </text:list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60"/>
      <text:p text:style-name="P63">Progress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66"/>
            <text:list xml:id="list2394781422" text:style-name="L23">
              <text:list-item>
                <text:p text:style-name="P84">No progress was made over the holiday period</text:p>
              </text:list-item>
            </text:list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60"/>
      <text:p text:style-name="P63">Supervisor’s <text:s/>Comments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67"/>
          </table:table-cell>
        </table:table-row>
      </table:table>
      <text:p text:style-name="P13"><text:span text:style-name="T1">EDINBURGH NAPIER UNIVERSITY</text:span></text:p>
      <text:p text:style-name="P20"/>
      <text:p text:style-name="P18">SCHOOL OF COMPUTING</text:p>
      <text:p text:style-name="P20"/>
      <text:p text:style-name="P18">PROJECT <text:s/>DIARY</text:p>
      <text:p text:style-name="P25"/>
      <text:p text:style-name="P27">Student: <text:span text:style-name="T5">Jack Anderson</text:span><text:tab/>Supervisor: <text:span text:style-name="T5">Simon Powers</text:span> </text:p>
      <text:p text:style-name="P32"/>
      <text:p text:style-name="P29">Date: <text:span text:style-name="T15">16/01/2018</text:span><text:tab/>Last <text:s/>diary date: <text:s/><text:span text:style-name="T15">09/01/2018</text:span></text:p>
      <text:p text:style-name="P25"/>
      <text:p text:style-name="P61">Objectives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49"/>
            <text:list xml:id="list2420433460" text:style-name="L25">
              <text:list-item>
                <text:p text:style-name="P56">Implement a support vector machine instead of negative selection classifier due to time constraints</text:p>
              </text:list-item>
              <text:list-item>
                <text:p text:style-name="P56">Continue work on the GUI</text:p>
              </text:list-item>
              <text:list-item>
                <text:p text:style-name="P56">Research feature selection and improving classifier performance</text:p>
              </text:list-item>
            </text:list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78"/>
          </table:table-cell>
        </table:table-row>
      </table:table>
      <text:p text:style-name="P61"/>
      <text:p text:style-name="P64">Progress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6"/>
            <text:list xml:id="list3851030984" text:style-name="L26">
              <text:list-item>
                <text:p text:style-name="P85">Created a simple multi-layer perceptron classifier</text:p>
              </text:list-item>
              <text:list-item>
                <text:p text:style-name="P85">Implemented a large section of the GUI</text:p>
                <text:list>
                  <text:list-item>
                    <text:p text:style-name="P85">Dataset selection</text:p>
                  </text:list-item>
                  <text:list-item>
                    <text:p text:style-name="P85">Field type categorising</text:p>
                  </text:list-item>
                  <text:list-item>
                    <text:p text:style-name="P85">Custom classifier selection</text:p>
                  </text:list-item>
                  <text:list-item>
                    <text:p text:style-name="P85">Basic window layouts</text:p>
                  </text:list-item>
                </text:list>
              </text:list-item>
            </text:list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</table:table-row>
      </table:table>
      <text:p text:style-name="P61"/>
      <text:p text:style-name="P64">Supervisor’s <text:s/>Comments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49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78"/>
          </table:table-cell>
        </table:table-row>
      </table:table>
      <text:p text:style-name="P13"><text:span text:style-name="T1">EDINBURGH NAPIER UNIVERSITY</text:span></text:p>
      <text:p text:style-name="P20"/>
      <text:p text:style-name="P18">SCHOOL OF COMPUTING</text:p>
      <text:p text:style-name="P20"/>
      <text:p text:style-name="P18">PROJECT <text:s/>DIARY</text:p>
      <text:p text:style-name="P25"/>
      <text:p text:style-name="P27">Student: <text:span text:style-name="T5">Jack Anderson</text:span><text:tab/>Supervisor: <text:span text:style-name="T5">Simon Powers</text:span> </text:p>
      <text:p text:style-name="P32"/>
      <text:p text:style-name="P29">Date: <text:span text:style-name="T16">23</text:span><text:span text:style-name="T15">/01/2018</text:span><text:tab/>Last <text:s/>diary date: <text:s/><text:span text:style-name="T16">16</text:span><text:span text:style-name="T15">/01/2018</text:span></text:p>
      <text:p text:style-name="P25"/>
      <text:p text:style-name="P61">Objectives: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49"/>
            <text:list xml:id="list154513622225143" text:continue-list="list2420433460" text:style-name="L25">
              <text:list-item>
                <text:p text:style-name="P57">Research statistical significance testing</text:p>
              </text:list-item>
              <text:list-item>
                <text:p text:style-name="P57">Implement ability to run and compare several classifiers</text:p>
              </text:list-item>
              <text:list-item>
                <text:p text:style-name="P57">finish graphing and displaying results</text:p>
              </text:list-item>
            </text:list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78"/>
          </table:table-cell>
        </table:table-row>
      </table:table>
      <text:p text:style-name="P61"/>
      <text:p text:style-name="P64">Progress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76"/>
            <text:list xml:id="list5196749" text:style-name="L27">
              <text:list-item>
                <text:p text:style-name="P87">Implemented support vector machine classifier</text:p>
              </text:list-item>
              <text:list-item>
                <text:p text:style-name="P87">Added basic graph to GUI</text:p>
              </text:list-item>
              <text:list-item>
                <text:p text:style-name="P87">Added K fold cross validation</text:p>
              </text:list-item>
              <text:list-item>
                <text:p text:style-name="P87">User creation of template classifiers</text:p>
              </text:list-item>
              <text:list-item>
                <text:p text:style-name="P87">Linked back end computation to the GUI</text:p>
              </text:list-item>
              <text:list-item>
                <text:p text:style-name="P87">General bug fixes</text:p>
              </text:list-item>
            </text:list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</table:table-row>
      </table:table>
      <text:p text:style-name="P61"/>
      <text:p text:style-name="P64">Supervisor’s <text:s/>Comments: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49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78"/>
          </table:table-cell>
        </table:table-row>
      </table:table>
      <text:p text:style-name="P15"><text:span text:style-name="T1">EDINBURGH NAPIER UNIVERSITY</text:span></text:p>
      <text:p text:style-name="P21"/>
      <text:p text:style-name="P19">SCHOOL OF COMPUTING</text:p>
      <text:p text:style-name="P21"/>
      <text:p text:style-name="P19">PROJECT <text:s/>DIARY</text:p>
      <text:p text:style-name="P26"/>
      <text:p text:style-name="P28">Student: <text:span text:style-name="T5">Jack Anderson</text:span><text:tab/>Supervisor: <text:span text:style-name="T5">Simon Powers</text:span> </text:p>
      <text:p text:style-name="P33"/>
      <text:p text:style-name="P30">Date: <text:span text:style-name="T16">30</text:span><text:span text:style-name="T15">/01/2018</text:span><text:tab/>Last <text:s/>diary date: <text:s/><text:span text:style-name="T16">23</text:span><text:span text:style-name="T15">/01/2018</text:span></text:p>
      <text:p text:style-name="P26"/>
      <text:p text:style-name="P62">Objectives: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50"/>
            <text:list xml:id="list154513504646384" text:continue-list="list154513622225143" text:style-name="L25">
              <text:list-item>
                <text:p text:style-name="P58">Finish displaying results in GUI</text:p>
              </text:list-item>
              <text:list-item>
                <text:p text:style-name="P58">Implement ability to run classifiers several times and average results for stochastic classifiers such as MLP</text:p>
              </text:list-item>
              <text:list-item>
                <text:p text:style-name="P58">Begin gathering results</text:p>
              </text:list-item>
            </text:list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79"/>
          </table:table-cell>
        </table:table-row>
      </table:table>
      <text:p text:style-name="P62"/>
      <text:p text:style-name="P65">Progress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7"/>
            <text:list xml:id="list320019505" text:style-name="L28">
              <text:list-item>
                <text:p text:style-name="P88">Added ability to run several classifier configurations at once</text:p>
              </text:list-item>
              <text:list-item>
                <text:p text:style-name="P88">Added graphing of classification results and selection of specific classes</text:p>
              </text:list-item>
              <text:list-item>
                <text:p text:style-name="P88">Fixed major bug regarding two stage classification results</text:p>
              </text:list-item>
            </text:list>
            <text:p text:style-name="P79"/>
            <text:p text:style-name="P79"/>
            <text:p text:style-name="P79"/>
            <text:p text:style-name="P79"/>
            <text:p text:style-name="P79"/>
          </table:table-cell>
        </table:table-row>
      </table:table>
      <text:p text:style-name="P62"/>
      <text:p text:style-name="P65">Supervisor’s <text:s/>Comments: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50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79"/>
          </table:table-cell>
        </table:table-row>
      </table:table>
      <text:p text:style-name="P5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fo:font-size="10.5pt" fo:letter-spacing="-0.004cm" fo:font-weight="bold" style:font-size-asian="10.5pt" style:font-weight-asian="bold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" style:font-name-complex="Arial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ersion 2 <text:s text:c="58"/><text:tab/><text:tab/> <text:s text:c="19"/>Edinburgh Napier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APIER UNIVERSITY</dc:title>
    <meta:initial-creator>Alison Crerar</meta:initial-creator>
    <meta:creation-date>2001-10-12T08:24:00</meta:creation-date>
    <dc:date>2018-02-20T15:45:12.927491202</dc:date>
    <meta:print-date>1999-01-19T21:41:00</meta:print-date>
    <meta:editing-cycles>22</meta:editing-cycles>
    <meta:editing-duration>PT42M50S</meta:editing-duration>
    <meta:generator>LibreOffice/5.4.3.2$Linux_X86_64 LibreOffice_project/40m0$Build-2</meta:generator>
    <meta:document-statistic meta:table-count="45" meta:image-count="0" meta:object-count="0" meta:page-count="15" meta:paragraph-count="206" meta:word-count="987" meta:character-count="6883" meta:non-whitespace-character-count="6020"/>
  </office:meta>
</office:document-meta>
</file>